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fo:text-align="start" style:justify-single-word="false" style:writing-mode="lr-tb"/>
      <style:text-properties fo:font-size="10pt"/>
    </style:style>
    <style:style style:name="P4" style:family="paragraph" style:parent-style-name="Standard">
      <style:paragraph-properties style:writing-mode="lr-tb"/>
      <style:text-properties fo:font-size="10pt" style:font-size-complex="10pt"/>
    </style:style>
    <style:style style:name="P5" style:family="paragraph" style:parent-style-name="Standard">
      <style:paragraph-properties style:writing-mode="lr-tb"/>
      <style:text-properties fo:font-size="11pt" fo:font-weight="bold" style:font-size-complex="11pt" style:font-weight-complex="bold"/>
    </style:style>
    <style:style style:name="P6" style:family="paragraph" style:parent-style-name="Standard">
      <style:paragraph-properties fo:text-align="start" style:justify-single-word="false" style:writing-mode="lr-tb"/>
      <style:text-properties fo:font-size="11pt" fo:font-weight="bold" style:font-size-complex="11pt" style:font-weight-complex="bold"/>
    </style:style>
    <style:style style:name="P7" style:family="paragraph" style:parent-style-name="Standard">
      <style:paragraph-properties fo:text-align="start" style:justify-single-word="false" style:writing-mode="lr-tb"/>
      <style:text-properties fo:font-size="11pt" fo:font-weight="bold" style:font-weight-asian="normal" style:font-size-complex="11pt" style:font-weight-complex="bold"/>
    </style:style>
    <style:style style:name="P8" style:family="paragraph" style:parent-style-name="Standard">
      <style:paragraph-properties fo:text-align="start" style:justify-single-word="false" style:writing-mode="lr-tb"/>
      <style:text-properties fo:font-size="11pt" fo:font-weight="normal" style:font-weight-asian="normal" style:font-size-complex="11pt" style:font-weight-complex="normal"/>
    </style:style>
    <style:style style:name="P9" style:family="paragraph" style:parent-style-name="Standard" style:list-style-name="L2">
      <style:paragraph-properties style:writing-mode="lr-tb"/>
    </style:style>
    <style:style style:name="P10" style:family="paragraph" style:parent-style-name="Heading_20_1">
      <style:paragraph-properties fo:text-align="start" style:justify-single-word="fals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T1" style:family="text">
      <style:text-properties fo:font-size="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HP EveCentral API Library</text:h>
      <text:p text:style-name="P12"/>
      <text:p text:style-name="P5">Requirements</text:p>
      <text:p text:style-name="P4"/>
      <text:p text:style-name="P2">For this library to be useful, you will need:</text:p>
      <text:p text:style-name="P1"/>
      <text:list xml:id="list32539055" text:style-name="L2">
        <text:list-item>
          <text:p text:style-name="P9"><text:span text:style-name="T1">A web server that runs PHP5. Some functions require PHP 5.1.3 or greater; the recommended version would be a recent version of PHP 5.2.x. This library uses SimpleXML. It is possible to replace that with another XML parser and run it on PHP4 - feel free to branch the code :)</text:span></text:p>
        </text:list-item>
        <text:list-item>
          <text:p text:style-name="P9"><text:span text:style-name="T1">A web server that does not block the fsockopen() function. Unfortunately, many free PHP5 webhosts do block that function.</text:span></text:p>
        </text:list-item>
      </text:list>
      <text:p text:style-name="P3"/>
      <text:p text:style-name="P6">Overview</text:p>
      <text:p text:style-name="P6"/>
      <text:p text:style-name="P8">This Api grabs data from Eve central through the developer interface they provide, the retrieval is quite brutally ripped from PHP eveapi with which this come, it saves the queries on disk. However doesn't do any caching. For each and every query it will try and retrieve fresh data.</text:p>
      <text:p text:style-name="P8"/>
      <text:p text:style-name="P7">Installation</text:p>
      <text:p text:style-name="P7"/>
      <text:p text:style-name="P8">Copy the evecapi directory and place next to the eveapi directory. <text:s/>The retrieval functions write to the ./xmlcache/ directory by default as the eveapi does.</text:p>
      <text:p text:style-name="P8"/>
      <text:p text:style-name="P7">Basic operation</text:p>
      <text:p text:style-name="P7"/>
      <text:p text:style-name="P8">the usage is similar to eve api usage, a least two class files are needed 'class.evec.php' which is used for retrieval and one for parsing of the retrieved information.</text:p>
      <text:p text:style-name="P8"/>
      <text:p text:style-name="P8">Unlike the php eveapi no authentication is required.</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1" meta:paragraph-count="12" meta:word-count="251" meta:character-count="1449"/>
    <dc:date>2008-12-02T13:10:25.84</dc:date>
    <dc:creator>Dustin Tinklin</dc:creator>
    <meta:editing-duration>PT00H28M37S</meta:editing-duration>
    <meta:editing-cycles>1</meta:editing-cycles>
    <meta:generator>OpenOffice.org/3.0$Win32 OpenOffice.org_project/300m9$Build-9358</meta:generator>
    <meta:user-defined meta:name="Info 1"/>
    <meta:user-defined meta:name="Info 2"/>
    <meta:user-defined meta:name="Info 3"/>
    <meta:user-defined meta:name="Info 4"/>
  </office:meta>
</office:document-meta>
</file>